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06H10M02.813051S" calcext:value-type="time">
            <text:p>1106:10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table:number-columns-repeated="2"/>
          <table:table-cell table:formula="of:=IF([.G213]-[.F213] &gt; 0; [.G213]-[.F213]; 0)" office:value-type="time" office:time-value="PT00H00M00S" calcext:value-type="time">
            <text:p>00:00</text:p>
          </table:table-cell>
          <table:table-cell table:formula="of:=[.D213]+[.H213]" office:value-type="time" office:time-value="PT02H53M05.657S" calcext:value-type="time">
            <text:p>02:53</text:p>
          </table:table-cell>
          <table:table-cell table:style-name="ce3"/>
          <table:table-cell office:value-type="string" calcext:value-type="string">
            <text:p>Lock/cutback/depth cleanup, avatar throw-regrab preven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14]-[.B214] &gt; 0; [.C214]-[.B2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4]-[.F214] &gt; 0; [.G214]-[.F214]; 0)" office:value-type="time" office:time-value="PT00H00M00S" calcext:value-type="time">
            <text:p>00:00</text:p>
          </table:table-cell>
          <table:table-cell table:formula="of:=[.D214]+[.H2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10H59M53.203S" calcext:value-type="time">
            <text:p>10:5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 style:data-style-name="N2" text:time-value="08:21:01.1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17T10:44:32.594000000</dc:date>
    <meta:editing-duration>P48DT15H35M48S</meta:editing-duration>
    <meta:editing-cycles>1289</meta:editing-cycles>
    <meta:generator>LibreOffice/7.2.6.2$Windows_X86_64 LibreOffice_project/b0ec3a565991f7569a5a7f5d24fed7f52653d754</meta:generator>
    <meta:document-statistic meta:table-count="2" meta:cell-count="1588" meta:object-count="0"/>
  </office:meta>
</office:document-meta>
</file>